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28.55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185.75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132.6pt"/>
    </style:style>
    <style:style style:name="co9" style:family="table-column">
      <style:table-column-properties fo:break-before="auto" style:column-width="110.35pt"/>
    </style:style>
    <style:style style:name="co10" style:family="table-column">
      <style:table-column-properties fo:break-before="auto" style:column-width="89.66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Problem Size (n*m)</text:p>
          </table:table-cell>
          <table:table-cell table:style-name="ce6" office:value-type="string" calcext:value-type="string">
            <text:p>Original</text:p>
          </table:table-cell>
          <table:table-cell table:style-name="ce6" office:value-type="string" calcext:value-type="string">
            <text:p>Original + OpenMP(8)</text:p>
          </table:table-cell>
          <table:table-cell table:style-name="ce6" office:value-type="string" calcext:value-type="string">
            <text:p>Space-Improve</text:p>
          </table:table-cell>
          <table:table-cell table:style-name="ce6" office:value-type="string" calcext:value-type="string">
            <text:p>Space-Improve + OpenMP(8)</text:p>
          </table:table-cell>
          <table:table-cell table:style-name="ce6" office:value-type="string" calcext:value-type="string">
            <text:p>SpeedUp (SpeedUp)</text:p>
          </table:table-cell>
          <table:table-cell/>
          <table:table-cell table:style-name="ce1" office:value-type="string" calcext:value-type="string">
            <text:p>Problem Size (n*m)</text:p>
          </table:table-cell>
          <table:table-cell table:style-name="ce6" office:value-type="string" calcext:value-type="string">
            <text:p>1 Thread</text:p>
          </table:table-cell>
          <table:table-cell table:style-name="ce6" office:value-type="string" calcext:value-type="string">
            <text:p>2 Thread</text:p>
          </table:table-cell>
          <table:table-cell table:style-name="ce6" office:value-type="string" calcext:value-type="string">
            <text:p>3 Thread</text:p>
          </table:table-cell>
          <table:table-cell table:style-name="ce6" office:value-type="string" calcext:value-type="string">
            <text:p>4 Thread</text:p>
          </table:table-cell>
          <table:table-cell table:style-name="ce6" office:value-type="string" calcext:value-type="string">
            <text:p>5 Thread</text:p>
          </table:table-cell>
          <table:table-cell table:style-name="ce6" office:value-type="string" calcext:value-type="string">
            <text:p>6 Thread</text:p>
          </table:table-cell>
          <table:table-cell table:style-name="ce6" office:value-type="string" calcext:value-type="string">
            <text:p>7 Thread</text:p>
          </table:table-cell>
          <table:table-cell table:style-name="ce6" office:value-type="string" calcext:value-type="string">
            <text:p>8 Thread</text:p>
          </table:table-cell>
          <table:table-cell table:style-name="ce6" office:value-type="string" calcext:value-type="string">
            <text:p>SpeedUp (8 Threads)</text:p>
          </table:table-cell>
          <table:table-cell table:style-name="ce12" office:value-type="string" calcext:value-type="string">
            <text:p>Efficiency</text:p>
          </table:table-cell>
          <table:table-cell table:style-name="ce6" office:value-type="string" calcext:value-type="string">
            <text:p>STD</text:p>
          </table:table-cell>
          <table:table-cell table:number-columns-repeated="1005"/>
        </table:table-row>
        <table:table-row table:style-name="ro1">
          <table:table-cell table:style-name="ce2" table:formula="of:=500*500" office:value-type="float" office:value="250000" calcext:value-type="float">
            <text:p>250000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.00458" calcext:value-type="float">
            <text:p>0.00458</text:p>
          </table:table-cell>
          <table:table-cell table:formula="of:=[.B2]/[.E2]" office:value-type="float" office:value="0.985152838427947" calcext:value-type="float">
            <text:p>0.985152838427947</text:p>
          </table:table-cell>
          <table:table-cell/>
          <table:table-cell table:style-name="ce2" table:formula="of:=500*500" office:value-type="float" office:value="250000" calcext:value-type="float">
            <text:p>250000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001868" calcext:value-type="float">
            <text:p>0.001868</text:p>
          </table:table-cell>
          <table:table-cell table:formula="of:=[.I2]/[.P2]" office:value-type="float" office:value="1.55406852248394" calcext:value-type="float">
            <text:p>1.55406852248394</text:p>
          </table:table-cell>
          <table:table-cell table:formula="of:=[.Q2]/8" office:value-type="float" office:value="0.194258565310493" calcext:value-type="float">
            <text:p>0.194258565310493</text:p>
          </table:table-cell>
          <table:table-cell table:formula="of:=STDEV([.I2:.P2])" office:value-type="float" office:value="0.000481171616993355" calcext:value-type="float">
            <text:p>0.000481171616993</text:p>
          </table:table-cell>
          <table:table-cell table:number-columns-repeated="1005"/>
        </table:table-row>
        <table:table-row table:style-name="ro1">
          <table:table-cell table:style-name="ce2" table:formula="of:=1000*1000" office:value-type="float" office:value="1000000" calcext:value-type="float">
            <text:p>1000000</text:p>
          </table:table-cell>
          <table:table-cell office:value-type="float" office:value="0.021745" calcext:value-type="float">
            <text:p>0.021745</text:p>
          </table:table-cell>
          <table:table-cell office:value-type="float" office:value="0.010266" calcext:value-type="float">
            <text:p>0.010266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08183" calcext:value-type="float">
            <text:p>0.008183</text:p>
          </table:table-cell>
          <table:table-cell table:formula="of:=[.B3]/[.E3]" office:value-type="float" office:value="2.65733838445558" calcext:value-type="float">
            <text:p>2.65733838445558</text:p>
          </table:table-cell>
          <table:table-cell/>
          <table:table-cell table:style-name="ce2" table:formula="of:=1000*1000" office:value-type="float" office:value="1000000" calcext:value-type="float">
            <text:p>1000000</text:p>
          </table:table-cell>
          <table:table-cell office:value-type="float" office:value="0.010875" calcext:value-type="float">
            <text:p>0.010875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0.011307" calcext:value-type="float">
            <text:p>0.011307</text:p>
          </table:table-cell>
          <table:table-cell office:value-type="float" office:value="0.012263" calcext:value-type="float">
            <text:p>0.012263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09938" calcext:value-type="float">
            <text:p>0.009938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0266" calcext:value-type="float">
            <text:p>0.010266</text:p>
          </table:table-cell>
          <table:table-cell table:formula="of:=[.I3]/[.P3]" office:value-type="float" office:value="1.05932203389831" calcext:value-type="float">
            <text:p>1.05932203389831</text:p>
          </table:table-cell>
          <table:table-cell table:formula="of:=[.Q3]/8" office:value-type="float" office:value="0.132415254237288" calcext:value-type="float">
            <text:p>0.132415254237288</text:p>
          </table:table-cell>
          <table:table-cell table:formula="of:=STDEV([.I3:.P3])" office:value-type="float" office:value="0.000793690644574896" calcext:value-type="float">
            <text:p>0.000793690644575</text:p>
          </table:table-cell>
          <table:table-cell table:number-columns-repeated="1005"/>
        </table:table-row>
        <table:table-row table:style-name="ro1">
          <table:table-cell table:style-name="ce2" table:formula="of:=2000*2000" office:value-type="float" office:value="4000000" calcext:value-type="float">
            <text:p>4000000</text:p>
          </table:table-cell>
          <table:table-cell office:value-type="float" office:value="0.113175" calcext:value-type="float">
            <text:p>0.113175</text:p>
          </table:table-cell>
          <table:table-cell office:value-type="float" office:value="0.065463" calcext:value-type="float">
            <text:p>0.065463</text:p>
          </table:table-cell>
          <table:table-cell office:value-type="float" office:value="0.059497" calcext:value-type="float">
            <text:p>0.059497</text:p>
          </table:table-cell>
          <table:table-cell office:value-type="float" office:value="0.016236" calcext:value-type="float">
            <text:p>0.016236</text:p>
          </table:table-cell>
          <table:table-cell table:formula="of:=[.B4]/[.E4]" office:value-type="float" office:value="6.97062084257206" calcext:value-type="float">
            <text:p>6.97062084257206</text:p>
          </table:table-cell>
          <table:table-cell/>
          <table:table-cell table:style-name="ce2" table:formula="of:=2000*2000" office:value-type="float" office:value="4000000" calcext:value-type="float">
            <text:p>4000000</text:p>
          </table:table-cell>
          <table:table-cell office:value-type="float" office:value="0.080786" calcext:value-type="float">
            <text:p>0.080786</text:p>
          </table:table-cell>
          <table:table-cell office:value-type="float" office:value="0.076132" calcext:value-type="float">
            <text:p>0.076132</text:p>
          </table:table-cell>
          <table:table-cell office:value-type="float" office:value="0.066978" calcext:value-type="float">
            <text:p>0.066978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065703" calcext:value-type="float">
            <text:p>0.065703</text:p>
          </table:table-cell>
          <table:table-cell office:value-type="float" office:value="0.066985" calcext:value-type="float">
            <text:p>0.066985</text:p>
          </table:table-cell>
          <table:table-cell office:value-type="float" office:value="0.065278" calcext:value-type="float">
            <text:p>0.065278</text:p>
          </table:table-cell>
          <table:table-cell office:value-type="float" office:value="0.065463" calcext:value-type="float">
            <text:p>0.065463</text:p>
          </table:table-cell>
          <table:table-cell table:formula="of:=[.I4]/[.P4]" office:value-type="float" office:value="1.23407115469807" calcext:value-type="float">
            <text:p>1.23407115469807</text:p>
          </table:table-cell>
          <table:table-cell table:formula="of:=[.Q4]/8" office:value-type="float" office:value="0.154258894337259" calcext:value-type="float">
            <text:p>0.154258894337259</text:p>
          </table:table-cell>
          <table:table-cell table:formula="of:=STDEV([.I4:.P4])" office:value-type="float" office:value="0.00595628464612918" calcext:value-type="float">
            <text:p>0.005956284646129</text:p>
          </table:table-cell>
          <table:table-cell table:number-columns-repeated="1005"/>
        </table:table-row>
        <table:table-row table:style-name="ro1">
          <table:table-cell table:style-name="ce2" table:formula="of:=5000*5000" office:value-type="float" office:value="25000000" calcext:value-type="float">
            <text:p>25000000</text:p>
          </table:table-cell>
          <table:table-cell office:value-type="float" office:value="0.757446" calcext:value-type="float">
            <text:p>0.757446</text:p>
          </table:table-cell>
          <table:table-cell office:value-type="float" office:value="0.492042" calcext:value-type="float">
            <text:p>0.492042</text:p>
          </table:table-cell>
          <table:table-cell office:value-type="float" office:value="0.441719" calcext:value-type="float">
            <text:p>0.441719</text:p>
          </table:table-cell>
          <table:table-cell office:value-type="float" office:value="0.045114" calcext:value-type="float">
            <text:p>0.045114</text:p>
          </table:table-cell>
          <table:table-cell table:formula="of:=[.B5]/[.E5]" office:value-type="float" office:value="16.7895996808086" calcext:value-type="float">
            <text:p>16.7895996808086</text:p>
          </table:table-cell>
          <table:table-cell/>
          <table:table-cell table:style-name="ce2" table:formula="of:=5000*5000" office:value-type="float" office:value="25000000" calcext:value-type="float">
            <text:p>25000000</text:p>
          </table:table-cell>
          <table:table-cell office:value-type="float" office:value="0.496755" calcext:value-type="float">
            <text:p>0.496755</text:p>
          </table:table-cell>
          <table:table-cell office:value-type="float" office:value="0.491108" calcext:value-type="float">
            <text:p>0.491108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58" calcext:value-type="float">
            <text:p>0.49758</text:p>
          </table:table-cell>
          <table:table-cell office:value-type="float" office:value="0.49233" calcext:value-type="float">
            <text:p>0.49233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90986" calcext:value-type="float">
            <text:p>0.490986</text:p>
          </table:table-cell>
          <table:table-cell office:value-type="float" office:value="0.492042" calcext:value-type="float">
            <text:p>0.492042</text:p>
          </table:table-cell>
          <table:table-cell table:formula="of:=[.I5]/[.P5]" office:value-type="float" office:value="1.00957845062007" calcext:value-type="float">
            <text:p>1.00957845062007</text:p>
          </table:table-cell>
          <table:table-cell table:formula="of:=[.Q5]/8" office:value-type="float" office:value="0.126197306327509" calcext:value-type="float">
            <text:p>0.126197306327509</text:p>
          </table:table-cell>
          <table:table-cell table:formula="of:=STDEV([.I5:.P5])" office:value-type="float" office:value="0.0030585844969528" calcext:value-type="float">
            <text:p>0.003058584496953</text:p>
          </table:table-cell>
          <table:table-cell table:number-columns-repeated="1005"/>
        </table:table-row>
        <table:table-row table:style-name="ro1">
          <table:table-cell table:style-name="ce2" table:formula="of:=10000*10000" office:value-type="float" office:value="100000000" calcext:value-type="float">
            <text:p>100000000</text:p>
          </table:table-cell>
          <table:table-cell office:value-type="float" office:value="3.13143" calcext:value-type="float">
            <text:p>3.13143</text:p>
          </table:table-cell>
          <table:table-cell office:value-type="float" office:value="2.160958" calcext:value-type="float">
            <text:p>2.160958</text:p>
          </table:table-cell>
          <table:table-cell office:value-type="float" office:value="1.923795" calcext:value-type="float">
            <text:p>1.923795</text:p>
          </table:table-cell>
          <table:table-cell office:value-type="float" office:value="0.206496" calcext:value-type="float">
            <text:p>0.206496</text:p>
          </table:table-cell>
          <table:table-cell table:formula="of:=[.B6]/[.E6]" office:value-type="float" office:value="15.1646036727104" calcext:value-type="float">
            <text:p>15.1646036727104</text:p>
          </table:table-cell>
          <table:table-cell/>
          <table:table-cell table:style-name="ce2" table:formula="of:=10000*10000" office:value-type="float" office:value="100000000" calcext:value-type="float">
            <text:p>100000000</text:p>
          </table:table-cell>
          <table:table-cell office:value-type="float" office:value="2.160559" calcext:value-type="float">
            <text:p>2.160559</text:p>
          </table:table-cell>
          <table:table-cell office:value-type="float" office:value="2.158197" calcext:value-type="float">
            <text:p>2.158197</text:p>
          </table:table-cell>
          <table:table-cell office:value-type="float" office:value="2.149108" calcext:value-type="float">
            <text:p>2.149108</text:p>
          </table:table-cell>
          <table:table-cell office:value-type="float" office:value="2.160486" calcext:value-type="float">
            <text:p>2.160486</text:p>
          </table:table-cell>
          <table:table-cell office:value-type="float" office:value="2.160603" calcext:value-type="float">
            <text:p>2.160603</text:p>
          </table:table-cell>
          <table:table-cell office:value-type="float" office:value="2.161092" calcext:value-type="float">
            <text:p>2.161092</text:p>
          </table:table-cell>
          <table:table-cell office:value-type="float" office:value="2.160199" calcext:value-type="float">
            <text:p>2.160199</text:p>
          </table:table-cell>
          <table:table-cell office:value-type="float" office:value="2.160958" calcext:value-type="float">
            <text:p>2.160958</text:p>
          </table:table-cell>
          <table:table-cell table:formula="of:=[.I6]/[.P6]" office:value-type="float" office:value="0.999815359669184" calcext:value-type="float">
            <text:p>0.999815359669184</text:p>
          </table:table-cell>
          <table:table-cell table:formula="of:=[.Q6]/8" office:value-type="float" office:value="0.124976919958648" calcext:value-type="float">
            <text:p>0.124976919958648</text:p>
          </table:table-cell>
          <table:table-cell table:formula="of:=STDEV([.I6:.P6])" office:value-type="float" office:value="0.00405802533787767" calcext:value-type="float">
            <text:p>0.004058025337878</text:p>
          </table:table-cell>
          <table:table-cell table:number-columns-repeated="1005"/>
        </table:table-row>
        <table:table-row table:style-name="ro1">
          <table:table-cell table:style-name="ce2" table:formula="of:=15000*15000" office:value-type="float" office:value="225000000" calcext:value-type="float">
            <text:p>225000000</text:p>
          </table:table-cell>
          <table:table-cell office:value-type="float" office:value="7.188349" calcext:value-type="float">
            <text:p>7.188349</text:p>
          </table:table-cell>
          <table:table-cell office:value-type="float" office:value="5.021726" calcext:value-type="float">
            <text:p>5.021726</text:p>
          </table:table-cell>
          <table:table-cell office:value-type="float" office:value="4.443541" calcext:value-type="float">
            <text:p>4.443541</text:p>
          </table:table-cell>
          <table:table-cell office:value-type="float" office:value="0.58281" calcext:value-type="float">
            <text:p>0.58281</text:p>
          </table:table-cell>
          <table:table-cell table:formula="of:=[.B7]/[.E7]" office:value-type="float" office:value="12.3339493145279" calcext:value-type="float">
            <text:p>12.3339493145279</text:p>
          </table:table-cell>
          <table:table-cell/>
          <table:table-cell table:style-name="ce2" table:formula="of:=15000*15000" office:value-type="float" office:value="225000000" calcext:value-type="float">
            <text:p>225000000</text:p>
          </table:table-cell>
          <table:table-cell office:value-type="float" office:value="5.030624" calcext:value-type="float">
            <text:p>5.030624</text:p>
          </table:table-cell>
          <table:table-cell office:value-type="float" office:value="5.026189" calcext:value-type="float">
            <text:p>5.026189</text:p>
          </table:table-cell>
          <table:table-cell office:value-type="float" office:value="4.999181" calcext:value-type="float">
            <text:p>4.999181</text:p>
          </table:table-cell>
          <table:table-cell office:value-type="float" office:value="5.00353" calcext:value-type="float">
            <text:p>5.00353</text:p>
          </table:table-cell>
          <table:table-cell office:value-type="float" office:value="5.024149" calcext:value-type="float">
            <text:p>5.024149</text:p>
          </table:table-cell>
          <table:table-cell office:value-type="float" office:value="5.018527" calcext:value-type="float">
            <text:p>5.018527</text:p>
          </table:table-cell>
          <table:table-cell office:value-type="float" office:value="5.03232" calcext:value-type="float">
            <text:p>5.03232</text:p>
          </table:table-cell>
          <table:table-cell office:value-type="float" office:value="5.021726" calcext:value-type="float">
            <text:p>5.021726</text:p>
          </table:table-cell>
          <table:table-cell table:formula="of:=[.I7]/[.P7]" office:value-type="float" office:value="1.00177190073692" calcext:value-type="float">
            <text:p>1.00177190073692</text:p>
          </table:table-cell>
          <table:table-cell table:formula="of:=[.Q7]/8" office:value-type="float" office:value="0.125221487592115" calcext:value-type="float">
            <text:p>0.125221487592115</text:p>
          </table:table-cell>
          <table:table-cell table:formula="of:=STDEV([.I7:.P7])" office:value-type="float" office:value="0.012119928096793" calcext:value-type="float">
            <text:p>0.012119928096793</text:p>
          </table:table-cell>
          <table:table-cell table:number-columns-repeated="1005"/>
        </table:table-row>
        <table:table-row table:style-name="ro1">
          <table:table-cell table:style-name="ce2" table:formula="of:=20000*20000" office:value-type="float" office:value="400000000" calcext:value-type="float">
            <text:p>400000000</text:p>
          </table:table-cell>
          <table:table-cell office:value-type="float" office:value="18.384891" calcext:value-type="float">
            <text:p>18.384891</text:p>
          </table:table-cell>
          <table:table-cell office:value-type="float" office:value="10.277279" calcext:value-type="float">
            <text:p>10.277279</text:p>
          </table:table-cell>
          <table:table-cell office:value-type="float" office:value="8.199523" calcext:value-type="float">
            <text:p>8.199523</text:p>
          </table:table-cell>
          <table:table-cell office:value-type="float" office:value="1.096937" calcext:value-type="float">
            <text:p>1.096937</text:p>
          </table:table-cell>
          <table:table-cell table:formula="of:=[.B8]/[.E8]" office:value-type="float" office:value="16.7602068304743" calcext:value-type="float">
            <text:p>16.7602068304743</text:p>
          </table:table-cell>
          <table:table-cell/>
          <table:table-cell table:style-name="ce2" table:formula="of:=20000*20000" office:value-type="float" office:value="400000000" calcext:value-type="float">
            <text:p>400000000</text:p>
          </table:table-cell>
          <table:table-cell office:value-type="float" office:value="10.281227" calcext:value-type="float">
            <text:p>10.281227</text:p>
          </table:table-cell>
          <table:table-cell office:value-type="float" office:value="10.310677" calcext:value-type="float">
            <text:p>10.310677</text:p>
          </table:table-cell>
          <table:table-cell office:value-type="float" office:value="10.87788" calcext:value-type="float">
            <text:p>10.87788</text:p>
          </table:table-cell>
          <table:table-cell office:value-type="float" office:value="10.281584" calcext:value-type="float">
            <text:p>10.281584</text:p>
          </table:table-cell>
          <table:table-cell office:value-type="float" office:value="10.28225" calcext:value-type="float">
            <text:p>10.28225</text:p>
          </table:table-cell>
          <table:table-cell office:value-type="float" office:value="10.33101" calcext:value-type="float">
            <text:p>10.33101</text:p>
          </table:table-cell>
          <table:table-cell office:value-type="float" office:value="10.434527" calcext:value-type="float">
            <text:p>10.434527</text:p>
          </table:table-cell>
          <table:table-cell office:value-type="float" office:value="10.277279" calcext:value-type="float">
            <text:p>10.277279</text:p>
          </table:table-cell>
          <table:table-cell table:formula="of:=[.I8]/[.P8]" office:value-type="float" office:value="1.00038414837235" calcext:value-type="float">
            <text:p>1.00038414837235</text:p>
          </table:table-cell>
          <table:table-cell table:formula="of:=[.Q8]/8" office:value-type="float" office:value="0.125048018546543" calcext:value-type="float">
            <text:p>0.125048018546543</text:p>
          </table:table-cell>
          <table:table-cell table:formula="of:=STDEV([.I8:.P8])" office:value-type="float" office:value="0.20613654903607" calcext:value-type="float">
            <text:p>0.20613654903607</text:p>
          </table:table-cell>
          <table:table-cell table:number-columns-repeated="1005"/>
        </table:table-row>
        <table:table-row table:style-name="ro1">
          <table:table-cell table:style-name="ce2" table:formula="of:=25000*25000" office:value-type="float" office:value="625000000" calcext:value-type="float">
            <text:p>625000000</text:p>
          </table:table-cell>
          <table:table-cell office:value-type="float" office:value="20.891233" calcext:value-type="float">
            <text:p>20.891233</text:p>
          </table:table-cell>
          <table:table-cell office:value-type="float" office:value="14.462059" calcext:value-type="float">
            <text:p>14.462059</text:p>
          </table:table-cell>
          <table:table-cell office:value-type="float" office:value="12.479109" calcext:value-type="float">
            <text:p>12.479109</text:p>
          </table:table-cell>
          <table:table-cell office:value-type="float" office:value="1.751365" calcext:value-type="float">
            <text:p>1.751365</text:p>
          </table:table-cell>
          <table:table-cell table:formula="of:=[.B9]/[.E9]" office:value-type="float" office:value="11.9285431649028" calcext:value-type="float">
            <text:p>11.9285431649028</text:p>
          </table:table-cell>
          <table:table-cell/>
          <table:table-cell table:style-name="ce2" table:formula="of:=25000*25000" office:value-type="float" office:value="625000000" calcext:value-type="float">
            <text:p>625000000</text:p>
          </table:table-cell>
          <table:table-cell office:value-type="float" office:value="14.516952" calcext:value-type="float">
            <text:p>14.516952</text:p>
          </table:table-cell>
          <table:table-cell office:value-type="float" office:value="14.5108" calcext:value-type="float">
            <text:p>14.5108</text:p>
          </table:table-cell>
          <table:table-cell office:value-type="float" office:value="14.54143" calcext:value-type="float">
            <text:p>14.54143</text:p>
          </table:table-cell>
          <table:table-cell office:value-type="float" office:value="14.525761" calcext:value-type="float">
            <text:p>14.525761</text:p>
          </table:table-cell>
          <table:table-cell office:value-type="float" office:value="14.558368" calcext:value-type="float">
            <text:p>14.558368</text:p>
          </table:table-cell>
          <table:table-cell office:value-type="float" office:value="14.489624" calcext:value-type="float">
            <text:p>14.489624</text:p>
          </table:table-cell>
          <table:table-cell office:value-type="float" office:value="14.516119" calcext:value-type="float">
            <text:p>14.516119</text:p>
          </table:table-cell>
          <table:table-cell office:value-type="float" office:value="14.462059" calcext:value-type="float">
            <text:p>14.462059</text:p>
          </table:table-cell>
          <table:table-cell table:formula="of:=[.I9]/[.P9]" office:value-type="float" office:value="1.00379565592977" calcext:value-type="float">
            <text:p>1.00379565592977</text:p>
          </table:table-cell>
          <table:table-cell table:formula="of:=[.Q9]/8" office:value-type="float" office:value="0.125474456991221" calcext:value-type="float">
            <text:p>0.125474456991221</text:p>
          </table:table-cell>
          <table:table-cell table:formula="of:=STDEV([.I9:.P9])" office:value-type="float" office:value="0.0296753045979674" calcext:value-type="float">
            <text:p>0.029675304597967</text:p>
          </table:table-cell>
          <table:table-cell table:number-columns-repeated="1005"/>
        </table:table-row>
        <table:table-row table:style-name="ro1">
          <table:table-cell table:style-name="ce2" table:formula="of:=30000*30000" office:value-type="float" office:value="900000000" calcext:value-type="float">
            <text:p>900000000</text:p>
          </table:table-cell>
          <table:table-cell office:value-type="float" office:value="32.651311" calcext:value-type="float">
            <text:p>32.651311</text:p>
          </table:table-cell>
          <table:table-cell office:value-type="float" office:value="21.638624" calcext:value-type="float">
            <text:p>21.638624</text:p>
          </table:table-cell>
          <table:table-cell office:value-type="float" office:value="18.279814" calcext:value-type="float">
            <text:p>18.279814</text:p>
          </table:table-cell>
          <table:table-cell office:value-type="float" office:value="2.582034" calcext:value-type="float">
            <text:p>2.582034</text:p>
          </table:table-cell>
          <table:table-cell table:formula="of:=[.B10]/[.E10]" office:value-type="float" office:value="12.6455774788403" calcext:value-type="float">
            <text:p>12.6455774788403</text:p>
          </table:table-cell>
          <table:table-cell/>
          <table:table-cell table:style-name="ce2" table:formula="of:=30000*30000" office:value-type="float" office:value="900000000" calcext:value-type="float">
            <text:p>900000000</text:p>
          </table:table-cell>
          <table:table-cell office:value-type="float" office:value="21.873562" calcext:value-type="float">
            <text:p>21.873562</text:p>
          </table:table-cell>
          <table:table-cell office:value-type="float" office:value="21.620019" calcext:value-type="float">
            <text:p>21.620019</text:p>
          </table:table-cell>
          <table:table-cell office:value-type="float" office:value="21.890873" calcext:value-type="float">
            <text:p>21.890873</text:p>
          </table:table-cell>
          <table:table-cell office:value-type="float" office:value="21.62025" calcext:value-type="float">
            <text:p>21.62025</text:p>
          </table:table-cell>
          <table:table-cell office:value-type="float" office:value="21.596509" calcext:value-type="float">
            <text:p>21.596509</text:p>
          </table:table-cell>
          <table:table-cell office:value-type="float" office:value="21.622443" calcext:value-type="float">
            <text:p>21.622443</text:p>
          </table:table-cell>
          <table:table-cell office:value-type="float" office:value="21.65508" calcext:value-type="float">
            <text:p>21.65508</text:p>
          </table:table-cell>
          <table:table-cell office:value-type="float" office:value="21.638624" calcext:value-type="float">
            <text:p>21.638624</text:p>
          </table:table-cell>
          <table:table-cell table:formula="of:=[.I10]/[.P10]" office:value-type="float" office:value="1.01085734471841" calcext:value-type="float">
            <text:p>1.01085734471841</text:p>
          </table:table-cell>
          <table:table-cell table:formula="of:=[.Q10]/8" office:value-type="float" office:value="0.126357168089801" calcext:value-type="float">
            <text:p>0.126357168089801</text:p>
          </table:table-cell>
          <table:table-cell table:formula="of:=STDEV([.I10:.P10])" office:value-type="float" office:value="0.120101098329699" calcext:value-type="float">
            <text:p>0.120101098329699</text:p>
          </table:table-cell>
          <table:table-cell table:number-columns-repeated="1005"/>
        </table:table-row>
        <table:table-row table:style-name="ro1">
          <table:table-cell table:style-name="ce2" table:formula="of:=35000*35000" office:value-type="float" office:value="1225000000" calcext:value-type="float">
            <text:p>1225000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.937802" calcext:value-type="float">
            <text:p>22.937802</text:p>
          </table:table-cell>
          <table:table-cell office:value-type="float" office:value="3.502588" calcext:value-type="float">
            <text:p>3.502588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3" table:formula="of:=40000*40000" office:value-type="float" office:value="1600000000" calcext:value-type="float">
            <text:p>1600000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.321978" calcext:value-type="float">
            <text:p>7.321978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table:style-name="ce4" table:formula="of:=50000*50000" office:value-type="float" office:value="2500000000" calcext:value-type="float">
            <text:p>2500000000</text:p>
          </table:table-cell>
          <table:table-cell table:number-columns-repeated="3" office:value-type="string" calcext:value-type="string">
            <text:p>n/a</text:p>
          </table:table-cell>
          <table:table-cell table:style-name="ce8" office:value-type="float" office:value="7455.123" calcext:value-type="float">
            <text:p>7455.123</text:p>
          </table:table-cell>
          <table:table-cell table:style-name="ce8" office:value-type="string" calcext:value-type="string">
            <text:p>n/a</text:p>
          </table:table-cell>
          <table:table-cell/>
          <table:table-cell table:style-name="ce11" office:value-type="string" calcext:value-type="string">
            <text:p>Space-Improv. + OpenMP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 calcext:value-type="string">
            <text:p>Problem Size (n*m)</text:p>
          </table:table-cell>
          <table:table-cell table:style-name="ce6" office:value-type="string" calcext:value-type="string">
            <text:p>1 Thread</text:p>
          </table:table-cell>
          <table:table-cell table:style-name="ce6" office:value-type="string" calcext:value-type="string">
            <text:p>2 Thread</text:p>
          </table:table-cell>
          <table:table-cell table:style-name="ce6" office:value-type="string" calcext:value-type="string">
            <text:p>3 Thread</text:p>
          </table:table-cell>
          <table:table-cell table:style-name="ce6" office:value-type="string" calcext:value-type="string">
            <text:p>4 Thread</text:p>
          </table:table-cell>
          <table:table-cell table:style-name="ce6" office:value-type="string" calcext:value-type="string">
            <text:p>5 Thread</text:p>
          </table:table-cell>
          <table:table-cell table:style-name="ce6" office:value-type="string" calcext:value-type="string">
            <text:p>6 Thread</text:p>
          </table:table-cell>
          <table:table-cell table:style-name="ce6" office:value-type="string" calcext:value-type="string">
            <text:p>7 Thread</text:p>
          </table:table-cell>
          <table:table-cell table:style-name="ce6" office:value-type="string" calcext:value-type="string">
            <text:p>8 Thread</text:p>
          </table:table-cell>
          <table:table-cell table:style-name="ce6" office:value-type="string" calcext:value-type="string">
            <text:p>SpeedUp</text:p>
          </table:table-cell>
          <table:table-cell table:style-name="ce12" office:value-type="string" calcext:value-type="string">
            <text:p>Efficiency</text:p>
          </table:table-cell>
          <table:table-cell table:style-name="ce6" office:value-type="string" calcext:value-type="string">
            <text:p>STD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" table:formula="of:=500*500" office:value-type="float" office:value="250000" calcext:value-type="float">
            <text:p>250000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454" calcext:value-type="float">
            <text:p>0.003454</text:p>
          </table:table-cell>
          <table:table-cell table:formula="of:=[.I15]/[.P15]" office:value-type="float" office:value="0.819050376375217" calcext:value-type="float">
            <text:p>0.819050376375217</text:p>
          </table:table-cell>
          <table:table-cell table:formula="of:=[.Q15]/8" office:value-type="float" office:value="0.102381297046902" calcext:value-type="float">
            <text:p>0.102381297046902</text:p>
          </table:table-cell>
          <table:table-cell table:formula="of:=STDEV([.I15:.P15])" office:value-type="float" office:value="0.000329878955072917" calcext:value-type="float">
            <text:p>0.00032987895507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FLOPS</text:p>
          </table:table-cell>
          <table:table-cell table:number-columns-repeated="6"/>
          <table:table-cell table:style-name="ce2" table:formula="of:=1000*1000" office:value-type="float" office:value="1000000" calcext:value-type="float">
            <text:p>1000000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5191" calcext:value-type="float">
            <text:p>0.005191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6152" calcext:value-type="float">
            <text:p>0.006152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008386" calcext:value-type="float">
            <text:p>0.008386</text:p>
          </table:table-cell>
          <table:table-cell table:formula="of:=[.I16]/[.P16]" office:value-type="float" office:value="0.382900071547818" calcext:value-type="float">
            <text:p>0.382900071547818</text:p>
          </table:table-cell>
          <table:table-cell table:formula="of:=[.Q16]/8" office:value-type="float" office:value="0.0478625089434772" calcext:value-type="float">
            <text:p>0.047862508943477</text:p>
          </table:table-cell>
          <table:table-cell table:formula="of:=STDEV([.I16:.P16])" office:value-type="float" office:value="0.00147101776598964" calcext:value-type="float">
            <text:p>0.0014710177659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oblem Size (n*m)</text:p>
          </table:table-cell>
          <table:table-cell table:style-name="ce6" office:value-type="string" calcext:value-type="string">
            <text:p>Original</text:p>
          </table:table-cell>
          <table:table-cell table:style-name="ce6" office:value-type="string" calcext:value-type="string">
            <text:p>Original + OpenMP(8)</text:p>
          </table:table-cell>
          <table:table-cell table:style-name="ce6" office:value-type="string" calcext:value-type="string">
            <text:p>Space-Improve</text:p>
          </table:table-cell>
          <table:table-cell table:style-name="ce6" office:value-type="string" calcext:value-type="string">
            <text:p>Space-Improve + OpenMP(8)</text:p>
          </table:table-cell>
          <table:table-cell table:style-name="ce6" office:value-type="string" calcext:value-type="string">
            <text:p>GFLOPs Increase</text:p>
          </table:table-cell>
          <table:table-cell/>
          <table:table-cell table:style-name="ce2" table:formula="of:=2000*2000" office:value-type="float" office:value="4000000" calcext:value-type="float">
            <text:p>4000000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017999" calcext:value-type="float">
            <text:p>0.017999</text:p>
          </table:table-cell>
          <table:table-cell office:value-type="float" office:value="0.014827" calcext:value-type="float">
            <text:p>0.01482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0.013411" calcext:value-type="float">
            <text:p>0.013411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.012968" calcext:value-type="float">
            <text:p>0.012968</text:p>
          </table:table-cell>
          <table:table-cell table:formula="of:=[.I17]/[.P17]" office:value-type="float" office:value="2.18136952498458" calcext:value-type="float">
            <text:p>2.18136952498458</text:p>
          </table:table-cell>
          <table:table-cell table:formula="of:=[.Q17]/8" office:value-type="float" office:value="0.272671190623072" calcext:value-type="float">
            <text:p>0.272671190623072</text:p>
          </table:table-cell>
          <table:table-cell table:formula="of:=STDEV([.I17:.P17])" office:value-type="float" office:value="0.0053714090463171" calcext:value-type="float">
            <text:p>0.005371409046317</text:p>
          </table:table-cell>
          <table:table-cell table:number-columns-repeated="1005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7" table:formula="of:=0.00000000003/[.B2]" office:value-type="float" office:value="0.00000000664893617021277" calcext:value-type="float">
            <text:p>6.65E-09</text:p>
          </table:table-cell>
          <table:table-cell table:style-name="ce7" table:formula="of:=0.00000000003/[.C2]" office:value-type="float" office:value="0.0000000160599571734475" calcext:value-type="float">
            <text:p>1.61E-08</text:p>
          </table:table-cell>
          <table:table-cell table:style-name="ce7" table:formula="of:=0.00000000003/[.D2]" office:value-type="float" office:value="0.0000000128314798973482" calcext:value-type="float">
            <text:p>1.28E-08</text:p>
          </table:table-cell>
          <table:table-cell table:style-name="ce7" table:formula="of:=0.00000000003/[.E2]" office:value-type="float" office:value="0.00000000655021834061135" calcext:value-type="float">
            <text:p>6.55E-09</text:p>
          </table:table-cell>
          <table:table-cell table:style-name="ce9" table:formula="of:=[.E18]/[.B18]" office:value-type="float" office:value="0.985152838427947" calcext:value-type="float">
            <text:p>0.98515</text:p>
          </table:table-cell>
          <table:table-cell/>
          <table:table-cell table:style-name="ce2" table:formula="of:=5000*5000" office:value-type="float" office:value="25000000" calcext:value-type="float">
            <text:p>25000000</text:p>
          </table:table-cell>
          <table:table-cell office:value-type="float" office:value="0.192055" calcext:value-type="float">
            <text:p>0.192055</text:p>
          </table:table-cell>
          <table:table-cell office:value-type="float" office:value="0.09869" calcext:value-type="float">
            <text:p>0.09869</text:p>
          </table:table-cell>
          <table:table-cell office:value-type="float" office:value="0.059418" calcext:value-type="float">
            <text:p>0.059418</text:p>
          </table:table-cell>
          <table:table-cell office:value-type="float" office:value="0.042133" calcext:value-type="float">
            <text:p>0.042133</text:p>
          </table:table-cell>
          <table:table-cell office:value-type="float" office:value="0.053715" calcext:value-type="float">
            <text:p>0.053715</text:p>
          </table:table-cell>
          <table:table-cell office:value-type="float" office:value="0.035925" calcext:value-type="float">
            <text:p>0.035925</text:p>
          </table:table-cell>
          <table:table-cell office:value-type="float" office:value="0.043188" calcext:value-type="float">
            <text:p>0.043188</text:p>
          </table:table-cell>
          <table:table-cell office:value-type="float" office:value="0.041001" calcext:value-type="float">
            <text:p>0.041001</text:p>
          </table:table-cell>
          <table:table-cell table:formula="of:=[.I18]/[.P18]" office:value-type="float" office:value="4.68415404502329" calcext:value-type="float">
            <text:p>4.68415404502329</text:p>
          </table:table-cell>
          <table:table-cell table:formula="of:=[.Q18]/8" office:value-type="float" office:value="0.585519255627912" calcext:value-type="float">
            <text:p>0.585519255627912</text:p>
          </table:table-cell>
          <table:table-cell table:formula="of:=STDEV([.I18:.P18])" office:value-type="float" office:value="0.0529022417562742" calcext:value-type="float">
            <text:p>0.052902241756274</text:p>
          </table:table-cell>
          <table:table-cell table:number-columns-repeated="100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table:formula="of:=0.00000000003/[.B3]" office:value-type="float" office:value="0.00000000137962750057484" calcext:value-type="float">
            <text:p>1.38E-09</text:p>
          </table:table-cell>
          <table:table-cell table:style-name="ce7" table:formula="of:=0.00000000003/[.C3]" office:value-type="float" office:value="0.00000000292226767971946" calcext:value-type="float">
            <text:p>2.92E-09</text:p>
          </table:table-cell>
          <table:table-cell table:style-name="ce7" table:formula="of:=0.00000000003/[.D3]" office:value-type="float" office:value="0.00000000331638293168251" calcext:value-type="float">
            <text:p>3.32E-09</text:p>
          </table:table-cell>
          <table:table-cell table:style-name="ce7" table:formula="of:=0.00000000003/[.E3]" office:value-type="float" office:value="0.00000000366613711352805" calcext:value-type="float">
            <text:p>3.67E-09</text:p>
          </table:table-cell>
          <table:table-cell table:style-name="ce9" table:formula="of:=[.E19]/[.B19]" office:value-type="float" office:value="2.65733838445558" calcext:value-type="float">
            <text:p>2.65734</text:p>
          </table:table-cell>
          <table:table-cell/>
          <table:table-cell table:style-name="ce2" table:formula="of:=10000*10000" office:value-type="float" office:value="100000000" calcext:value-type="float">
            <text:p>100000000</text:p>
          </table:table-cell>
          <table:table-cell office:value-type="float" office:value="0.926001" calcext:value-type="float">
            <text:p>0.926001</text:p>
          </table:table-cell>
          <table:table-cell office:value-type="float" office:value="0.46525" calcext:value-type="float">
            <text:p>0.46525</text:p>
          </table:table-cell>
          <table:table-cell office:value-type="float" office:value="0.27938" calcext:value-type="float">
            <text:p>0.27938</text:p>
          </table:table-cell>
          <table:table-cell office:value-type="float" office:value="0.201225" calcext:value-type="float">
            <text:p>0.201225</text:p>
          </table:table-cell>
          <table:table-cell office:value-type="float" office:value="0.154705" calcext:value-type="float">
            <text:p>0.154705</text:p>
          </table:table-cell>
          <table:table-cell office:value-type="float" office:value="0.127714" calcext:value-type="float">
            <text:p>0.127714</text:p>
          </table:table-cell>
          <table:table-cell office:value-type="float" office:value="0.24032" calcext:value-type="float">
            <text:p>0.24032</text:p>
          </table:table-cell>
          <table:table-cell office:value-type="float" office:value="0.205409" calcext:value-type="float">
            <text:p>0.205409</text:p>
          </table:table-cell>
          <table:table-cell table:formula="of:=[.I19]/[.P19]" office:value-type="float" office:value="4.50808387169014" calcext:value-type="float">
            <text:p>4.50808387169014</text:p>
          </table:table-cell>
          <table:table-cell table:formula="of:=[.Q19]/8" office:value-type="float" office:value="0.563510483961268" calcext:value-type="float">
            <text:p>0.563510483961268</text:p>
          </table:table-cell>
          <table:table-cell table:formula="of:=STDEV([.I19:.P19])" office:value-type="float" office:value="0.263944951518846" calcext:value-type="float">
            <text:p>0.263944951518846</text:p>
          </table:table-cell>
          <table:table-cell table:number-columns-repeated="1005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7" table:formula="of:=0.00000000003/[.B4]" office:value-type="float" office:value="0.000000000265076209410205" calcext:value-type="float">
            <text:p>2.65E-10</text:p>
          </table:table-cell>
          <table:table-cell table:style-name="ce7" table:formula="of:=0.00000000003/[.C4]" office:value-type="float" office:value="0.000000000458274139590303" calcext:value-type="float">
            <text:p>4.58E-10</text:p>
          </table:table-cell>
          <table:table-cell table:style-name="ce7" table:formula="of:=0.00000000003/[.D4]" office:value-type="float" office:value="0.000000000504227103887591" calcext:value-type="float">
            <text:p>5.04E-10</text:p>
          </table:table-cell>
          <table:table-cell table:style-name="ce7" table:formula="of:=0.00000000003/[.E4]" office:value-type="float" office:value="0.00000000184774575018477" calcext:value-type="float">
            <text:p>1.85E-09</text:p>
          </table:table-cell>
          <table:table-cell table:style-name="ce9" table:formula="of:=[.E20]/[.B20]" office:value-type="float" office:value="6.97062084257206" calcext:value-type="float">
            <text:p>6.97062</text:p>
          </table:table-cell>
          <table:table-cell/>
          <table:table-cell table:style-name="ce2" table:formula="of:=15000*15000" office:value-type="float" office:value="225000000" calcext:value-type="float">
            <text:p>225000000</text:p>
          </table:table-cell>
          <table:table-cell office:value-type="float" office:value="2.34238" calcext:value-type="float">
            <text:p>2.34238</text:p>
          </table:table-cell>
          <table:table-cell office:value-type="float" office:value="1.167189" calcext:value-type="float">
            <text:p>1.167189</text:p>
          </table:table-cell>
          <table:table-cell office:value-type="float" office:value="0.749917" calcext:value-type="float">
            <text:p>0.749917</text:p>
          </table:table-cell>
          <table:table-cell office:value-type="float" office:value="0.539531" calcext:value-type="float">
            <text:p>0.539531</text:p>
          </table:table-cell>
          <table:table-cell office:value-type="float" office:value="0.41059" calcext:value-type="float">
            <text:p>0.41059</text:p>
          </table:table-cell>
          <table:table-cell office:value-type="float" office:value="0.317405" calcext:value-type="float">
            <text:p>0.317405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582878" calcext:value-type="float">
            <text:p>0.582878</text:p>
          </table:table-cell>
          <table:table-cell table:formula="of:=[.I20]/[.P20]" office:value-type="float" office:value="4.01864541121813" calcext:value-type="float">
            <text:p>4.01864541121813</text:p>
          </table:table-cell>
          <table:table-cell table:formula="of:=[.Q20]/8" office:value-type="float" office:value="0.502330676402266" calcext:value-type="float">
            <text:p>0.502330676402266</text:p>
          </table:table-cell>
          <table:table-cell table:formula="of:=STDEV([.I20:.P20])" office:value-type="float" office:value="0.656171251599927" calcext:value-type="float">
            <text:p>0.656171251599927</text:p>
          </table:table-cell>
          <table:table-cell table:number-columns-repeated="1005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7" table:formula="of:=0.00000000003/[.B5]" office:value-type="float" office:value="0.0000000000396067838499378" calcext:value-type="float">
            <text:p>3.96E-11</text:p>
          </table:table-cell>
          <table:table-cell table:style-name="ce7" table:formula="of:=0.00000000003/[.C5]" office:value-type="float" office:value="0.0000000000609704049654298" calcext:value-type="float">
            <text:p>6.10E-11</text:p>
          </table:table-cell>
          <table:table-cell table:style-name="ce7" table:formula="of:=0.00000000003/[.D5]" office:value-type="float" office:value="0.0000000000679164808396288" calcext:value-type="float">
            <text:p>6.79E-11</text:p>
          </table:table-cell>
          <table:table-cell table:style-name="ce7" table:formula="of:=0.00000000003/[.E5]" office:value-type="float" office:value="0.000000000664982045484772" calcext:value-type="float">
            <text:p>6.65E-10</text:p>
          </table:table-cell>
          <table:table-cell table:style-name="ce9" table:formula="of:=[.E21]/[.B21]" office:value-type="float" office:value="16.7895996808086" calcext:value-type="float">
            <text:p>16.78960</text:p>
          </table:table-cell>
          <table:table-cell/>
          <table:table-cell table:style-name="ce2" table:formula="of:=20000*20000" office:value-type="float" office:value="400000000" calcext:value-type="float">
            <text:p>400000000</text:p>
          </table:table-cell>
          <table:table-cell office:value-type="float" office:value="4.413918" calcext:value-type="float">
            <text:p>4.413918</text:p>
          </table:table-cell>
          <table:table-cell office:value-type="float" office:value="2.219982" calcext:value-type="float">
            <text:p>2.219982</text:p>
          </table:table-cell>
          <table:table-cell office:value-type="float" office:value="1.461492" calcext:value-type="float">
            <text:p>1.461492</text:p>
          </table:table-cell>
          <table:table-cell office:value-type="float" office:value="1.031622" calcext:value-type="float">
            <text:p>1.031622</text:p>
          </table:table-cell>
          <table:table-cell office:value-type="float" office:value="0.780517" calcext:value-type="float">
            <text:p>0.780517</text:p>
          </table:table-cell>
          <table:table-cell office:value-type="float" office:value="0.631411" calcext:value-type="float">
            <text:p>0.631411</text:p>
          </table:table-cell>
          <table:table-cell office:value-type="float" office:value="1.261802" calcext:value-type="float">
            <text:p>1.261802</text:p>
          </table:table-cell>
          <table:table-cell office:value-type="float" office:value="1.087595" calcext:value-type="float">
            <text:p>1.087595</text:p>
          </table:table-cell>
          <table:table-cell table:formula="of:=[.I21]/[.P21]" office:value-type="float" office:value="4.05842064371388" calcext:value-type="float">
            <text:p>4.05842064371388</text:p>
          </table:table-cell>
          <table:table-cell table:formula="of:=[.Q21]/8" office:value-type="float" office:value="0.507302580464235" calcext:value-type="float">
            <text:p>0.507302580464235</text:p>
          </table:table-cell>
          <table:table-cell table:formula="of:=STDEV([.I21:.P21])" office:value-type="float" office:value="1.23232814189066" calcext:value-type="float">
            <text:p>1.23232814189066</text:p>
          </table:table-cell>
          <table:table-cell table:number-columns-repeated="100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table:formula="of:=0.00000000003/[.B6]" office:value-type="float" office:value="0.00000000000958028760023376" calcext:value-type="float">
            <text:p>9.58E-12</text:p>
          </table:table-cell>
          <table:table-cell table:style-name="ce7" table:formula="of:=0.00000000003/[.C6]" office:value-type="float" office:value="0.0000000000138827316403188" calcext:value-type="float">
            <text:p>1.39E-11</text:p>
          </table:table-cell>
          <table:table-cell table:style-name="ce7" table:formula="of:=0.00000000003/[.D6]" office:value-type="float" office:value="0.0000000000155941771342581" calcext:value-type="float">
            <text:p>1.56E-11</text:p>
          </table:table-cell>
          <table:table-cell table:style-name="ce7" table:formula="of:=0.00000000003/[.E6]" office:value-type="float" office:value="0.000000000145281264528126" calcext:value-type="float">
            <text:p>1.45E-10</text:p>
          </table:table-cell>
          <table:table-cell table:style-name="ce9" table:formula="of:=[.E22]/[.B22]" office:value-type="float" office:value="15.1646036727104" calcext:value-type="float">
            <text:p>15.16460</text:p>
          </table:table-cell>
          <table:table-cell/>
          <table:table-cell table:style-name="ce2" table:formula="of:=25000*25000" office:value-type="float" office:value="625000000" calcext:value-type="float">
            <text:p>625000000</text:p>
          </table:table-cell>
          <table:table-cell office:value-type="float" office:value="6.815437" calcext:value-type="float">
            <text:p>6.815437</text:p>
          </table:table-cell>
          <table:table-cell office:value-type="float" office:value="3.496746" calcext:value-type="float">
            <text:p>3.496746</text:p>
          </table:table-cell>
          <table:table-cell office:value-type="float" office:value="2.336533" calcext:value-type="float">
            <text:p>2.336533</text:p>
          </table:table-cell>
          <table:table-cell office:value-type="float" office:value="1.718233" calcext:value-type="float">
            <text:p>1.718233</text:p>
          </table:table-cell>
          <table:table-cell office:value-type="float" office:value="1.350854" calcext:value-type="float">
            <text:p>1.350854</text:p>
          </table:table-cell>
          <table:table-cell office:value-type="float" office:value="1.120657" calcext:value-type="float">
            <text:p>1.120657</text:p>
          </table:table-cell>
          <table:table-cell office:value-type="float" office:value="1.993311" calcext:value-type="float">
            <text:p>1.993311</text:p>
          </table:table-cell>
          <table:table-cell office:value-type="float" office:value="1.759937" calcext:value-type="float">
            <text:p>1.759937</text:p>
          </table:table-cell>
          <table:table-cell table:formula="of:=[.I22]/[.P22]" office:value-type="float" office:value="3.87254600590817" calcext:value-type="float">
            <text:p>3.87254600590817</text:p>
          </table:table-cell>
          <table:table-cell table:formula="of:=[.Q22]/8" office:value-type="float" office:value="0.484068250738521" calcext:value-type="float">
            <text:p>0.484068250738521</text:p>
          </table:table-cell>
          <table:table-cell table:formula="of:=STDEV([.I22:.P22])" office:value-type="float" office:value="1.86080497269557" calcext:value-type="float">
            <text:p>1.86080497269557</text:p>
          </table:table-cell>
          <table:table-cell table:number-columns-repeated="1005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7" table:formula="of:=0.00000000003/[.B7]" office:value-type="float" office:value="0.00000000000417342007184125" calcext:value-type="float">
            <text:p>4.17E-12</text:p>
          </table:table-cell>
          <table:table-cell table:style-name="ce7" table:formula="of:=0.00000000003/[.C7]" office:value-type="float" office:value="0.00000000000597404159446374" calcext:value-type="float">
            <text:p>5.97E-12</text:p>
          </table:table-cell>
          <table:table-cell table:style-name="ce7" table:formula="of:=0.00000000003/[.D7]" office:value-type="float" office:value="0.00000000000675137238522161" calcext:value-type="float">
            <text:p>6.75E-12</text:p>
          </table:table-cell>
          <table:table-cell table:style-name="ce7" table:formula="of:=0.00000000003/[.E7]" office:value-type="float" office:value="0.0000000000514747516343234" calcext:value-type="float">
            <text:p>5.15E-11</text:p>
          </table:table-cell>
          <table:table-cell table:style-name="ce9" table:formula="of:=[.E23]/[.B23]" office:value-type="float" office:value="12.3339493145279" calcext:value-type="float">
            <text:p>12.33395</text:p>
          </table:table-cell>
          <table:table-cell/>
          <table:table-cell table:style-name="ce2" table:formula="of:=30000*30000" office:value-type="float" office:value="900000000" calcext:value-type="float">
            <text:p>900000000</text:p>
          </table:table-cell>
          <table:table-cell office:value-type="float" office:value="10.09361" calcext:value-type="float">
            <text:p>10.09361</text:p>
          </table:table-cell>
          <table:table-cell office:value-type="float" office:value="5.173485" calcext:value-type="float">
            <text:p>5.173485</text:p>
          </table:table-cell>
          <table:table-cell office:value-type="float" office:value="3.475744" calcext:value-type="float">
            <text:p>3.475744</text:p>
          </table:table-cell>
          <table:table-cell office:value-type="float" office:value="2.606914" calcext:value-type="float">
            <text:p>2.606914</text:p>
          </table:table-cell>
          <table:table-cell office:value-type="float" office:value="2.055701" calcext:value-type="float">
            <text:p>2.055701</text:p>
          </table:table-cell>
          <table:table-cell office:value-type="float" office:value="1.718413" calcext:value-type="float">
            <text:p>1.718413</text:p>
          </table:table-cell>
          <table:table-cell office:value-type="float" office:value="2.922476" calcext:value-type="float">
            <text:p>2.922476</text:p>
          </table:table-cell>
          <table:table-cell office:value-type="float" office:value="2.57914" calcext:value-type="float">
            <text:p>2.57914</text:p>
          </table:table-cell>
          <table:table-cell table:formula="of:=[.I23]/[.P23]" office:value-type="float" office:value="3.91355645680343" calcext:value-type="float">
            <text:p>3.91355645680343</text:p>
          </table:table-cell>
          <table:table-cell table:formula="of:=[.Q23]/8" office:value-type="float" office:value="0.489194557100429" calcext:value-type="float">
            <text:p>0.489194557100429</text:p>
          </table:table-cell>
          <table:table-cell table:formula="of:=STDEV([.I23:.P23])" office:value-type="float" office:value="2.74263584535263" calcext:value-type="float">
            <text:p>2.74263584535263</text:p>
          </table:table-cell>
          <table:table-cell table:number-columns-repeated="1005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7" table:formula="of:=0.00000000003/[.B8]" office:value-type="float" office:value="0.00000000000163177470021443" calcext:value-type="float">
            <text:p>1.63E-12</text:p>
          </table:table-cell>
          <table:table-cell table:style-name="ce7" table:formula="of:=0.00000000003/[.C8]" office:value-type="float" office:value="0.00000000000291906058013994" calcext:value-type="float">
            <text:p>2.92E-12</text:p>
          </table:table-cell>
          <table:table-cell table:style-name="ce7" table:formula="of:=0.00000000003/[.D8]" office:value-type="float" office:value="0.0000000000036587494174966" calcext:value-type="float">
            <text:p>3.66E-12</text:p>
          </table:table-cell>
          <table:table-cell table:style-name="ce7" table:formula="of:=0.00000000003/[.E8]" office:value-type="float" office:value="0.0000000000273488814763291" calcext:value-type="float">
            <text:p>2.73E-11</text:p>
          </table:table-cell>
          <table:table-cell table:style-name="ce9" table:formula="of:=[.E24]/[.B24]" office:value-type="float" office:value="16.7602068304743" calcext:value-type="float">
            <text:p>16.76021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7" table:formula="of:=0.00000000003/[.B9]" office:value-type="float" office:value="0.00000000000143600906657831" calcext:value-type="float">
            <text:p>1.44E-12</text:p>
          </table:table-cell>
          <table:table-cell table:style-name="ce7" table:formula="of:=0.00000000003/[.C9]" office:value-type="float" office:value="0.00000000000207439341797734" calcext:value-type="float">
            <text:p>2.07E-12</text:p>
          </table:table-cell>
          <table:table-cell table:style-name="ce7" table:formula="of:=0.00000000003/[.D9]" office:value-type="float" office:value="0.0000000000024040177868468" calcext:value-type="float">
            <text:p>2.40E-12</text:p>
          </table:table-cell>
          <table:table-cell table:style-name="ce7" table:formula="of:=0.00000000003/[.E9]" office:value-type="float" office:value="0.0000000000171294961358712" calcext:value-type="float">
            <text:p>1.71E-11</text:p>
          </table:table-cell>
          <table:table-cell table:style-name="ce9" table:formula="of:=[.E25]/[.B25]" office:value-type="float" office:value="11.9285431649028" calcext:value-type="float">
            <text:p>11.92854</text:p>
          </table:table-cell>
          <table:table-cell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7" table:formula="of:=0.00000000003/[.B10]" office:value-type="float" office:value="0.000000000000918799248213954" calcext:value-type="float">
            <text:p>9.19E-13</text:p>
          </table:table-cell>
          <table:table-cell table:style-name="ce7" table:formula="of:=0.00000000003/[.C10]" office:value-type="float" office:value="0.0000000000013864097828032" calcext:value-type="float">
            <text:p>1.39E-12</text:p>
          </table:table-cell>
          <table:table-cell table:style-name="ce7" table:formula="of:=0.00000000003/[.D10]" office:value-type="float" office:value="0.00000000000164115455441724" calcext:value-type="float">
            <text:p>1.64E-12</text:p>
          </table:table-cell>
          <table:table-cell table:style-name="ce7" table:formula="of:=0.00000000003/[.E10]" office:value-type="float" office:value="0.0000000000116187470807898" calcext:value-type="float">
            <text:p>1.16E-11</text:p>
          </table:table-cell>
          <table:table-cell table:style-name="ce9" table:formula="of:=[.E26]/[.B26]" office:value-type="float" office:value="12.6455774788403" calcext:value-type="float">
            <text:p>12.64558</text:p>
          </table:table-cell>
          <table:table-cell table:number-columns-repeated="1018"/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7" table:formula="of:=0.00000000003/[.B11]" office:value-type="string" office:string-value="" calcext:value-type="error">
            <text:p>#VALUE!</text:p>
          </table:table-cell>
          <table:table-cell table:style-name="ce7" table:formula="of:=0.00000000003/[.C11]" office:value-type="string" office:string-value="" calcext:value-type="error">
            <text:p>#VALUE!</text:p>
          </table:table-cell>
          <table:table-cell table:style-name="ce7" table:formula="of:=0.00000000003/[.D11]" office:value-type="float" office:value="0.00000000000130788468746918" calcext:value-type="float">
            <text:p>1.31E-12</text:p>
          </table:table-cell>
          <table:table-cell table:style-name="ce7" table:formula="of:=0.00000000003/[.E11]" office:value-type="float" office:value="0.00000000000856509529525026" calcext:value-type="float">
            <text:p>8.57E-12</text:p>
          </table:table-cell>
          <table:table-cell table:style-name="ce9" table:formula="of:=[.E27]/[.B27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5" office:value-type="float" office:value="40000" calcext:value-type="float">
            <text:p>40000</text:p>
          </table:table-cell>
          <table:table-cell table:style-name="ce7" table:formula="of:=0.00000000003/[.B12]" office:value-type="string" office:string-value="" calcext:value-type="error">
            <text:p>#VALUE!</text:p>
          </table:table-cell>
          <table:table-cell table:style-name="ce7" table:formula="of:=0.00000000003/[.C12]" office:value-type="string" office:string-value="" calcext:value-type="error">
            <text:p>#VALUE!</text:p>
          </table:table-cell>
          <table:table-cell table:style-name="ce7" table:formula="of:=0.00000000003/[.D12]" office:value-type="string" office:string-value="" calcext:value-type="error">
            <text:p>#VALUE!</text:p>
          </table:table-cell>
          <table:table-cell table:style-name="ce7" table:formula="of:=0.00000000003/[.E12]" office:value-type="float" office:value="0.00000000000409725350171771" calcext:value-type="float">
            <text:p>4.10E-12</text:p>
          </table:table-cell>
          <table:table-cell table:style-name="ce9" table:formula="of:=[.E28]/[.B28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/>
          <table:table-cell>
            <draw:frame table:end-cell-address="Sheet1.E52" table:end-x="100.06pt" table:end-y="1.47pt" draw:z-index="0" draw:name="Chart 1" draw:style-name="gr1" draw:text-style-name="P1" svg:width="434.21pt" svg:height="254.98pt" svg:x="0pt" svg:y="1.5pt">
              <draw:object draw:notify-on-update-of-ranges="Sheet1.A2:Sheet1.A10 Sheet1.F2:Sheet1.F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10">
            <draw:frame table:end-cell-address="Sheet1.K52" table:end-x="2.47pt" table:end-y="9.69pt" draw:z-index="2" draw:name="Chart 3" draw:style-name="gr1" draw:text-style-name="P1" svg:width="428.97pt" svg:height="254.21pt" svg:x="84.76pt" svg:y="10.49pt">
              <draw:object draw:notify-on-update-of-ranges="Sheet1.H2:Sheet1.H12 Sheet1.Q2:Sheet1.Q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formula="of:=[.F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formula="of:=[.F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formula="of:=[.F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formula="of:=[.F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formula="of:=[.F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/>
          <table:table-cell table:formula="of:=[.F37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>
            <draw:frame table:end-cell-address="Sheet1.E72" table:end-x="100.06pt" table:end-y="5.98pt" draw:z-index="1" draw:name="Chart 2" draw:style-name="gr1" draw:text-style-name="P1" svg:width="434.21pt" svg:height="254.98pt" svg:x="0pt" svg:y="6.01pt">
              <draw:object draw:notify-on-update-of-ranges="Sheet1.A18:Sheet1.A26 Sheet1.F18:Sheet1.F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1.K72" table:end-x="2.47pt" table:end-y="10.46pt" draw:z-index="3" draw:name="Chart 4" draw:style-name="gr1" draw:text-style-name="P1" svg:width="428.97pt" svg:height="254.98pt" svg:x="84.76pt" svg:y="10.49pt">
              <draw:object draw:notify-on-update-of-ranges="Sheet1.H15:Sheet1.H25 Sheet1.Q15:Sheet1.Q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8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5.319cm" svg:height="8.996cm" xlink:href=".." xlink:type="simple" chart:class="chart:bar" chart:style-name="ch1">
        <chart:legend chart:legend-position="end" svg:x="12.897cm" svg:y="2.207cm" style:legend-expansion="high" chart:style-name="ch2"/>
        <chart:plot-area chart:style-name="ch3" table:cell-range-address="Sheet1.A2:Sheet1.A10 Sheet1.F2:Sheet1.F10" chart:data-source-has-labels="column" svg:x="1.317cm" svg:y="0.179cm" svg:width="11.274cm" svg:height="7.657cm">
          <chartooo:coordinate-region svg:x="1.938cm" svg:y="0.179cm" svg:width="10.653cm" svg:height="5.748cm"/>
          <chart:axis chart:dimension="x" chart:name="primary-x" chart:style-name="ch4" chartooo:axis-type="text">
            <chart:title svg:x="5.931cm" svg:y="8.015cm" chart:style-name="ch5">
              <text:p>Problem Size</text:p>
            </chart:title>
            <chart:categories table:cell-range-address="Sheet1.A2:Sheet1.A10"/>
          </chart:axis>
          <chart:axis chart:dimension="y" chart:name="primary-y" chart:style-name="ch6">
            <chart:title svg:x="0.451cm" svg:y="5.771cm" chart:style-name="ch7">
              <text:p>Original / Most Optimize</text:p>
            </chart:title>
            <chart:grid chart:style-name="ch8" chart:class="major"/>
          </chart:axis>
          <chart:series chart:style-name="ch9" chart:values-cell-range-address="Sheet1.F2:Sheet1.F10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50000">
                <text:p>250000</text:p>
                <draw:g>
                  <svg:desc>Sheet1.A2:Sheet1.A10</svg:desc>
                </draw:g>
              </table:table-cell>
              <table:table-cell office:value-type="float" office:value="0.985152838427947">
                <text:p>0.985152838427947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65733838445558">
                <text:p>2.6573383844555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6.97062084257206">
                <text:p>6.97062084257206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6.7895996808086">
                <text:p>16.789599680808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5.1646036727104">
                <text:p>15.1646036727104</text:p>
              </table:table-cell>
            </table:table-row>
            <table:table-row>
              <table:table-cell office:value-type="float" office:value="225000000">
                <text:p>225000000</text:p>
              </table:table-cell>
              <table:table-cell office:value-type="float" office:value="12.3339493145279">
                <text:p>12.3339493145279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16.7602068304743">
                <text:p>16.7602068304743</text:p>
              </table:table-cell>
            </table:table-row>
            <table:table-row>
              <table:table-cell office:value-type="float" office:value="625000000">
                <text:p>625000000</text:p>
              </table:table-cell>
              <table:table-cell office:value-type="float" office:value="11.9285431649028">
                <text:p>11.9285431649028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12.6455774788403">
                <text:p>12.6455774788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5.319cm" svg:height="8.996cm" xlink:href=".." xlink:type="simple" chart:class="chart:bar" chart:style-name="ch1">
        <chart:legend chart:legend-position="end" svg:x="13.638cm" svg:y="2.207cm" style:legend-expansion="high" chart:style-name="ch2"/>
        <chart:plot-area chart:style-name="ch3" table:cell-range-address="Sheet1.A18:Sheet1.A26 Sheet1.F18:Sheet1.F26" chart:data-source-has-labels="column" svg:x="1.317cm" svg:y="0.179cm" svg:width="12.015cm" svg:height="7.657cm">
          <chartooo:coordinate-region svg:x="1.938cm" svg:y="0.378cm" svg:width="11.394cm" svg:height="6.811cm"/>
          <chart:axis chart:dimension="x" chart:name="primary-x" chart:style-name="ch4" chartooo:axis-type="text">
            <chart:title svg:x="6.301cm" svg:y="8.015cm" chart:style-name="ch5">
              <text:p>Problem Size</text:p>
            </chart:title>
            <chart:categories table:cell-range-address="Sheet1.A18:Sheet1.A26"/>
          </chart:axis>
          <chart:axis chart:dimension="y" chart:name="primary-y" chart:style-name="ch6">
            <chart:title svg:x="0.451cm" svg:y="6.538cm" chart:style-name="ch7">
              <text:p>Original / Most Optimized GFLOPS</text:p>
            </chart:title>
            <chart:grid chart:style-name="ch8" chart:class="major"/>
          </chart:axis>
          <chart:series chart:style-name="ch9" chart:values-cell-range-address="Sheet1.F18:Sheet1.F2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8:Sheet1.A26</svg:desc>
                </draw:g>
              </table:table-cell>
              <table:table-cell office:value-type="float" office:value="0.985152838427947">
                <text:p>0.985152838427947</text:p>
                <draw:g>
                  <svg:desc>Sheet1.F18:Sheet1.F2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65733838445558">
                <text:p>2.6573383844555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97062084257206">
                <text:p>6.970620842572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.7895996808086">
                <text:p>16.78959968080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.1646036727104">
                <text:p>15.164603672710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.3339493145279">
                <text:p>12.33394931452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.7602068304743">
                <text:p>16.760206830474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.9285431649028">
                <text:p>11.92854316490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.6455774788403">
                <text:p>12.6455774788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134cm" svg:height="8.969cm" xlink:href=".." xlink:type="simple" chart:class="chart:line" chart:style-name="ch1">
        <chart:legend chart:legend-position="end" svg:x="12.255cm" svg:y="4.185cm" style:legend-expansion="high" chart:style-name="ch2"/>
        <chart:plot-area chart:style-name="ch3" table:cell-range-address="Sheet1.H2:Sheet1.H12 Sheet1.Q2:Sheet1.Q10" chart:data-source-has-labels="column" svg:x="1.313cm" svg:y="0.179cm" svg:width="10.64cm" svg:height="7.63cm">
          <chartooo:coordinate-region svg:x="2.04cm" svg:y="0.179cm" svg:width="9.571cm" svg:height="5.72cm"/>
          <chart:axis chart:dimension="x" chart:name="primary-x" chart:style-name="ch4" chartooo:axis-type="text">
            <chart:title svg:x="5.61cm" svg:y="7.988cm" chart:style-name="ch5">
              <text:p>Problem Size</text:p>
            </chart:title>
            <chart:categories table:cell-range-address="Sheet1.H2:Sheet1.H12"/>
          </chart:axis>
          <chart:axis chart:dimension="y" chart:name="primary-y" chart:style-name="ch6">
            <chart:title svg:x="0.451cm" svg:y="4.752cm" chart:style-name="ch7">
              <text:p>T(1) / T(8)</text:p>
            </chart:title>
            <chart:grid chart:style-name="ch8" chart:class="major"/>
          </chart:axis>
          <chart:series chart:style-name="ch9" chart:values-cell-range-address="Sheet1.Q2:Sheet1.Q10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250000">
                <text:p>250000</text:p>
                <draw:g>
                  <svg:desc>Sheet1.H2:Sheet1.H12</svg:desc>
                </draw:g>
              </table:table-cell>
              <table:table-cell office:value-type="float" office:value="1.55406852248394">
                <text:p>1.55406852248394</text:p>
                <draw:g>
                  <svg:desc>Sheet1.Q2:Sheet1.Q10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5932203389831">
                <text:p>1.0593220338983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.23407115469807">
                <text:p>1.23407115469807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.00957845062007">
                <text:p>1.00957845062007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999815359669184">
                <text:p>0.999815359669184</text:p>
              </table:table-cell>
            </table:table-row>
            <table:table-row>
              <table:table-cell office:value-type="float" office:value="225000000">
                <text:p>225000000</text:p>
              </table:table-cell>
              <table:table-cell office:value-type="float" office:value="1.00177190073692">
                <text:p>1.00177190073692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1.00038414837235">
                <text:p>1.00038414837235</text:p>
              </table:table-cell>
            </table:table-row>
            <table:table-row>
              <table:table-cell office:value-type="float" office:value="625000000">
                <text:p>625000000</text:p>
              </table:table-cell>
              <table:table-cell office:value-type="float" office:value="1.00379565592977">
                <text:p>1.00379565592977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1.01085734471841">
                <text:p>1.01085734471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134cm" svg:height="8.996cm" xlink:href=".." xlink:type="simple" chart:class="chart:line" chart:style-name="ch1">
        <chart:legend chart:legend-position="end" svg:x="12.255cm" svg:y="4.199cm" style:legend-expansion="high" chart:style-name="ch2"/>
        <chart:plot-area chart:style-name="ch3" table:cell-range-address="Sheet1.H15:Sheet1.H25 Sheet1.Q15:Sheet1.Q23" chart:data-source-has-labels="column" svg:x="1.313cm" svg:y="0.179cm" svg:width="10.64cm" svg:height="7.657cm">
          <chartooo:coordinate-region svg:x="2.04cm" svg:y="0.179cm" svg:width="9.571cm" svg:height="5.748cm"/>
          <chart:axis chart:dimension="x" chart:name="primary-x" chart:style-name="ch4" chartooo:axis-type="text">
            <chart:title svg:x="5.61cm" svg:y="8.015cm" chart:style-name="ch5">
              <text:p>Problem Size</text:p>
            </chart:title>
            <chart:categories table:cell-range-address="Sheet1.H15:Sheet1.H25"/>
          </chart:axis>
          <chart:axis chart:dimension="y" chart:name="primary-y" chart:style-name="ch6">
            <chart:title svg:x="0.451cm" svg:y="4.765cm" chart:style-name="ch7">
              <text:p>T(1) / T(8)</text:p>
            </chart:title>
            <chart:grid chart:style-name="ch8" chart:class="major"/>
          </chart:axis>
          <chart:series chart:style-name="ch9" chart:values-cell-range-address="Sheet1.Q15:Sheet1.Q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250000">
                <text:p>250000</text:p>
                <draw:g>
                  <svg:desc>Sheet1.H15:Sheet1.H25</svg:desc>
                </draw:g>
              </table:table-cell>
              <table:table-cell office:value-type="float" office:value="0.819050376375217">
                <text:p>0.819050376375217</text:p>
                <draw:g>
                  <svg:desc>Sheet1.Q15:Sheet1.Q2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82900071547818">
                <text:p>0.38290007154781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.18136952498458">
                <text:p>2.1813695249845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4.68415404502329">
                <text:p>4.6841540450232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4.50808387169014">
                <text:p>4.50808387169014</text:p>
              </table:table-cell>
            </table:table-row>
            <table:table-row>
              <table:table-cell office:value-type="float" office:value="225000000">
                <text:p>225000000</text:p>
              </table:table-cell>
              <table:table-cell office:value-type="float" office:value="4.01864541121813">
                <text:p>4.01864541121813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4.05842064371388">
                <text:p>4.05842064371388</text:p>
              </table:table-cell>
            </table:table-row>
            <table:table-row>
              <table:table-cell office:value-type="float" office:value="625000000">
                <text:p>625000000</text:p>
              </table:table-cell>
              <table:table-cell office:value-type="float" office:value="3.87254600590817">
                <text:p>3.87254600590817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3.91355645680343">
                <text:p>3.91355645680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